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1" style:family="table">
      <style:table-properties style:width="16.999cm" table:align="left"/>
    </style:style>
    <style:style style:name="Taula1.A" style:family="table-column">
      <style:table-column-properties style:column-width="2.522cm"/>
    </style:style>
    <style:style style:name="Taula1.B" style:family="table-column">
      <style:table-column-properties style:column-width="2.14cm"/>
    </style:style>
    <style:style style:name="Taula1.C" style:family="table-column">
      <style:table-column-properties style:column-width="2.916cm"/>
    </style:style>
    <style:style style:name="Taula1.D" style:family="table-column">
      <style:table-column-properties style:column-width="2.02cm"/>
    </style:style>
    <style:style style:name="Taula1.E" style:family="table-column">
      <style:table-column-properties style:column-width="2.886cm"/>
    </style:style>
    <style:style style:name="Taula1.F" style:family="table-column">
      <style:table-column-properties style:column-width="4.516cm"/>
    </style:style>
    <style:style style:name="Taula1.A1" style:family="table-cell">
      <style:table-cell-properties style:vertical-align="middle" style:border-line-width-left="0.002cm 0.088cm 0.035cm" style:border-line-width-top="0.002cm 0.088cm 0.035cm" style:border-line-width-bottom="0.002cm 0.088cm 0.002cm" fo:padding="0.049cm" fo:border-left="0.125cm double #808080" fo:border-right="none" fo:border-top="0.125cm double #808080" fo:border-bottom="0.092cm double #808080"/>
    </style:style>
    <style:style style:name="Taula1.B1" style:family="table-cell">
      <style:table-cell-properties style:vertical-align="middle" style:border-line-width-left="0.002cm 0.088cm 0.002cm" style:border-line-width-right="0.002cm 0.088cm 0.035cm" style:border-line-width-top="0.002cm 0.088cm 0.035cm" style:border-line-width-bottom="0.002cm 0.088cm 0.002cm" fo:padding="0.049cm" fo:border-left="0.092cm double #808080" fo:border-right="0.125cm double #808080" fo:border-top="0.125cm double #808080" fo:border-bottom="0.092cm double #808080"/>
    </style:style>
    <style:style style:name="Taula1.A2" style:family="table-cell">
      <style:table-cell-properties style:vertical-align="middle" style:border-line-width-left="0.002cm 0.088cm 0.035cm" style:border-line-width-bottom="0.002cm 0.088cm 0.002cm" fo:padding="0.049cm" fo:border-left="0.125cm double #808080" fo:border-right="none" fo:border-top="none" fo:border-bottom="0.092cm double #808080"/>
    </style:style>
    <style:style style:name="Taula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ula1.F2" style:family="table-cell">
      <style:table-cell-properties style:vertical-align="middle" style:border-line-width-left="0.002cm 0.088cm 0.002cm" style:border-line-width-right="0.002cm 0.088cm 0.035cm" style:border-line-width-bottom="0.002cm 0.088cm 0.002cm" fo:padding="0.049cm" fo:border-left="0.092cm double #808080" fo:border-right="0.125cm double #808080" fo:border-top="none" fo:border-bottom="0.092cm double #808080"/>
    </style:style>
    <style:style style:name="Taula1.A6" style:family="table-cell">
      <style:table-cell-properties style:vertical-align="middle" style:border-line-width-left="0.002cm 0.088cm 0.035cm" style:border-line-width-bottom="0.002cm 0.088cm 0.035cm" fo:padding="0.049cm" fo:border-left="0.125cm double #808080" fo:border-right="none" fo:border-top="none" fo:border-bottom="0.125cm double #808080"/>
    </style:style>
    <style:style style:name="Taula1.B6" style:family="table-cell">
      <style:table-cell-properties style:vertical-align="middle" style:border-line-width-left="0.002cm 0.088cm 0.002cm" style:border-line-width-bottom="0.002cm 0.088cm 0.035cm" fo:padding="0.049cm" fo:border-left="0.092cm double #808080" fo:border-right="none" fo:border-top="none" fo:border-bottom="0.125cm double #808080"/>
    </style:style>
    <style:style style:name="Taula1.F6" style:family="table-cell">
      <style:table-cell-properties style:vertical-align="middle" style:border-line-width-left="0.002cm 0.088cm 0.002cm" style:border-line-width-right="0.002cm 0.088cm 0.035cm" style:border-line-width-bottom="0.002cm 0.088cm 0.035cm" fo:padding="0.049cm" fo:border-left="0.092cm double #808080" fo:border-right="0.125cm double #808080" fo:border-top="none" fo:border-bottom="0.125cm double #808080"/>
    </style:style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ext_20_body" style:list-style-name="L1">
      <style:text-properties fo:font-size="11pt" style:font-size-asian="11pt" style:font-size-complex="11pt"/>
    </style:style>
    <style:style style:name="P4" style:family="paragraph" style:parent-style-name="Text_20_body" style:list-style-name="L1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 style:list-style-name="L1">
      <style:paragraph-properties fo:margin-top="0cm" fo:margin-bottom="0.499cm"/>
      <style:text-properties fo:font-size="11pt" style:font-size-asian="11pt" style:font-size-complex="11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paragraph-properties fo:margin-top="0cm" fo:margin-bottom="0cm" fo:text-align="center" style:justify-single-word="false"/>
    </style:style>
    <style:style style:name="P10" style:family="paragraph" style:parent-style-name="Table_20_Contents"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style:text-position="33% 80%"/>
    </style:style>
    <style:style style:name="T4" style:family="text">
      <style:text-properties fo:font-weight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66ff" fo:font-style="italic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erca de camins més curts. Algoritmes</text:h>
      <text:h text:style-name="Heading_20_2" text:outline-level="2">SINGLE-SOURCE</text:h>
      <text:h text:style-name="Heading_20_3" text:outline-level="3">DIJKSTRA</text:h>
      <text:p text:style-name="Text_20_body">Troba el <text:span text:style-name="T1">cami més curt</text:span> en un graf <text:span text:style-name="T1">dirigit i etiquetat</text:span>. Vàlid per a <text:span text:style-name="T1">pesos &gt;=0</text:span>.</text:p>
      <text:p text:style-name="Text_20_body"><text:span text:style-name="T1">Temps execució</text:span>: <text:span text:style-name="T2">O</text:span>(<text:span text:style-name="T2">V</text:span><text:span text:style-name="T3">2</text:span>). V és el nombre de nodes/vèrtexs</text:p>
      <text:p text:style-name="Text_20_body">En gràfics amb un alt espargiment (nodes &lt;&lt; V2) es poden utilitzar llistes adjacents i més ràpid.</text:p>
      <text:h text:style-name="Heading_20_3" text:outline-level="3">PSEUDO-CODI</text:h>
      <text:p text:style-name="Preformatted_20_Text"><text:span text:style-name="T4">function</text:span> Dijkstra(G, w, s)</text:p>
      <text:p text:style-name="Preformatted_20_Text">2 <text:s text:c="4"/><text:span text:style-name="T4">for each</text:span> vertex v in V[G] <text:s text:c="23"/><text:span text:style-name="T2">// INICIALITZACIÓ</text:span></text:p>
      <text:p text:style-name="Preformatted_20_Text">3 <text:s text:c="10"/>d[v] := infinit</text:p>
      <text:p text:style-name="Preformatted_20_Text">4 <text:s text:c="10"/>P[v] := no definit</text:p>
      <text:p text:style-name="Preformatted_20_Text">5 <text:s text:c="4"/>d[s] := 0</text:p>
      <text:p text:style-name="Preformatted_20_Text">6 <text:s text:c="4"/>S := Conjunt Buit</text:p>
      <text:p text:style-name="Preformatted_20_Text">7 <text:s text:c="4"/>Q := V[G]</text:p>
      <text:p text:style-name="Preformatted_20_Text">8 <text:s text:c="4"/><text:span text:style-name="T4">while</text:span> Q és no buit<text:tab/> <text:s text:c="21"/><text:span text:style-name="T2">// ALGORISME</text:span></text:p>
      <text:p text:style-name="Preformatted_20_Text">9 <text:s text:c="10"/>u := Extract_Min(Q)</text:p>
      <text:p text:style-name="Preformatted_20_Text">10 <text:s text:c="10"/>S := S union {u}</text:p>
      <text:p text:style-name="Preformatted_20_Text">11 <text:s text:c="10"/><text:span text:style-name="T4">for</text:span> each edge (u,v) outgoing from u</text:p>
      <text:p text:style-name="Preformatted_20_Text">12 <text:s text:c="17"/><text:span text:style-name="T4">if</text:span> d[u] + w(u,v) &lt; d[v] <text:s text:c="12"/><text:span text:style-name="T2">// RELAXACIÓ DE NODES</text:span></text:p>
      <text:p text:style-name="Preformatted_20_Text">13 <text:s text:c="23"/>d[v] := d[u] + w(u,v)</text:p>
      <text:p text:style-name="P1">14 <text:s text:c="23"/>P[v] := u</text:p>
      <text:p text:style-name="P2"/>
      <text:list text:style-name="L1">
        <text:list-item>
          <text:p text:style-name="P3">Inicialització:</text:p>
          <text:list>
            <text:list-item>
              <text:p text:style-name="P3"><text:span text:style-name="T1">Vector amb distàncies d</text:span>. Dimensió <text:span text:style-name="T1">v(nº de nodes)</text:span> igual a nombre de nodes.</text:p>
              <text:list>
                <text:list-item>
                  <text:p text:style-name="P3">Distancia de node inicial a node inicial = 0. <text:span text:style-name="T1">d[s]=0</text:span></text:p>
                </text:list-item>
                <text:list-item>
                  <text:p text:style-name="P3">La resta a infinit. <text:span text:style-name="T1">d[v]=infinit</text:span></text:p>
                </text:list-item>
              </text:list>
            </text:list-item>
            <text:list-item>
              <text:p text:style-name="P3"><text:span text:style-name="T1">Vector P</text:span>, dimensió v ,<text:span text:style-name="T1">node que precedeix a cada node del camí més curt.</text:span></text:p>
            </text:list-item>
            <text:list-item>
              <text:p text:style-name="P3"><text:span text:style-name="T1">Conjunt S</text:span> amb els nodes dels que ja tenim el camí mínim.</text:p>
            </text:list-item>
            <text:list-item>
              <text:p text:style-name="P3"><text:span text:style-name="T1">Conjunt Q, complementari de S</text:span> Conjunt de nodes pels quals encara no tenim el camí mínim</text:p>
            </text:list-item>
          </text:list>
        </text:list-item>
        <text:list-item>
          <text:p text:style-name="P3">Bucle fins que Q estigui buit</text:p>
          <text:list>
            <text:list-item>
              <text:list>
                <text:list-item>
                  <text:p text:style-name="P3">Extreure <text:span text:style-name="T1">u de Q </text:span><text:span text:style-name="T5">on el </text:span><text:span text:style-name="T1">node u és el de distància al node inicial mínima.</text:span></text:p>
                  <text:list>
                    <text:list-item>
                      <text:p text:style-name="P4">Si u igual a node final --&gt; Fí de l'algorisme!</text:p>
                    </text:list-item>
                  </text:list>
                </text:list-item>
                <text:list-item>
                  <text:p text:style-name="P4">Afegir u a S.</text:p>
                </text:list-item>
                <text:list-item>
                  <text:p text:style-name="P3">Per cada node <text:span text:style-name="T1">adjacent a u</text:span></text:p>
                  <text:list>
                    <text:list-item>
                      <text:p text:style-name="P3"><text:span text:style-name="T1">Relaxació de nodes</text:span>. Si el pes <text:span text:style-name="T1">w(u,v) + d[u] &lt; d[v]</text:span>:<text:tab/><text:tab/></text:p>
                      <text:list>
                        <text:list-item>
                          <text:p text:style-name="P3">d[v]=d[u] + w(u,v)</text:p>
                        </text:list-item>
                        <text:list-item>
                          <text:p text:style-name="P5">P[v]=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Pot calcular totes les distàncies mínimes o para la execució quan haguem trobat la distància i el camí mínims per a un cami d'un node d'inici a un node final concrets.</text:p>
      <text:p text:style-name="Text_20_body"/>
      <text:p text:style-name="Text_20_body"/>
      <text:p text:style-name="P6">Implementació en C</text:p>
      <text:p text:style-name="P6"/>
      <text:p text:style-name="P7">#define INFINITY <text:s text:c="3"/>(MAX_INT - 1)</text:p>
      <text:p text:style-name="Preformatted_20_Text"><text:s/></text:p>
      <text:p text:style-name="Preformatted_20_Text">typedef struct {</text:p>
      <text:p text:style-name="Preformatted_20_Text"><text:s text:c="4"/>int weight;</text:p>
      <text:p text:style-name="Preformatted_20_Text"><text:s text:c="4"/>int dest;</text:p>
      <text:p text:style-name="Preformatted_20_Text">} DijkEdge;</text:p>
      <text:p text:style-name="Preformatted_20_Text"><text:s/></text:p>
      <text:p text:style-name="Preformatted_20_Text">typedef struct {</text:p>
      <text:p text:style-name="Preformatted_20_Text"><text:s text:c="4"/>DijkEdge* connections; /* Un array de arcos */</text:p>
      <text:p text:style-name="Preformatted_20_Text"><text:s text:c="4"/>int numconnect;</text:p>
      <text:p text:style-name="Preformatted_20_Text"><text:s text:c="4"/>int distance;</text:p>
      <text:p text:style-name="Preformatted_20_Text"><text:s text:c="4"/>int isDead;</text:p>
      <text:p text:style-name="Preformatted_20_Text">} Vertex;</text:p>
      <text:p text:style-name="Preformatted_20_Text"/>
      <text:p text:style-name="Preformatted_20_Text">import java.util.*;</text:p>
      <text:p text:style-name="Preformatted_20_Text"/>
      <text:p text:style-name="Preformatted_20_Text"><text:s/></text:p>
      <text:p text:style-name="Preformatted_20_Text">public void Dijkstra(Vector graph, int nodecount, Node source) {</text:p>
      <text:p text:style-name="Preformatted_20_Text"/>
      <text:p text:style-name="Preformatted_20_Text"><text:s text:c="4"/>//Inicialització</text:p>
      <text:p text:style-name="Preformatted_20_Text"><text:s text:c="4"/>for (Iterator it=<text:span text:style-name="T6">graph </text:span>.iterator(); it.hasNext(); ) {</text:p>
      <text:p text:style-name="Preformatted_20_Text"><text:s text:c="8"/>Node node = (Node) it.next();</text:p>
      <text:p text:style-name="Preformatted_20_Text"><text:s text:c="8"/>if (source.equals(node))<text:tab/>{</text:p>
      <text:p text:style-name="Preformatted_20_Text"><text:tab/> <text:s/><text:tab/>node.setDistance(0);</text:p>
      <text:p text:style-name="Preformatted_20_Text"><text:s text:c="8"/>}</text:p>
      <text:p text:style-name="Preformatted_20_Text"><text:tab/> <text:s/>else {</text:p>
      <text:p text:style-name="Preformatted_20_Text"><text:tab/><text:tab/> <text:s/>node.setDistance(INFINITY);</text:p>
      <text:p text:style-name="Preformatted_20_Text"><text:tab/> <text:s/>}</text:p>
      <text:p text:style-name="P1"><text:s text:c="4"/>}</text:p>
      <text:p text:style-name="P1"><text:s text:c="4"/>for (Iterator it=<text:span text:style-name="T6">graph </text:span>.iterator(); it.hasNext(); ) {</text:p>
      <text:p text:style-name="P1"><text:s text:c="4"/>}</text:p>
      <text:p text:style-name="P1"/>
      <text:p text:style-name="Preformatted_20_Text">/*</text:p>
      <text:p text:style-name="Preformatted_20_Text"><text:s text:c="4"/>for(int i = 0; i &lt; nodecount; i++) {</text:p>
      <text:p text:style-name="Preformatted_20_Text"><text:s text:c="8"/>if(i == source) {</text:p>
      <text:p text:style-name="Preformatted_20_Text"><text:s text:c="12"/>graph[i].distance = 0;</text:p>
      <text:p text:style-name="Preformatted_20_Text"><text:s text:c="12"/>graph[i].isDead = 0;</text:p>
      <text:p text:style-name="Preformatted_20_Text"><text:s text:c="8"/>} else {</text:p>
      <text:p text:style-name="Preformatted_20_Text"><text:s text:c="12"/>graph[i].distance = INFINITY;</text:p>
      <text:p text:style-name="Preformatted_20_Text"><text:s text:c="12"/>graph[i].isDead = 0;</text:p>
      <text:p text:style-name="Preformatted_20_Text"><text:s text:c="9"/>}</text:p>
      <text:p text:style-name="Preformatted_20_Text"><text:s text:c="4"/>}*/ </text:p>
      <text:p text:style-name="Preformatted_20_Text"/>
      <text:p text:style-name="Preformatted_20_Text"><text:s text:c="4"/>for(int i = 0; i &lt; nodecount; i++) {</text:p>
      <text:p text:style-name="Preformatted_20_Text"><text:s text:c="8"/>int next;</text:p>
      <text:p text:style-name="Preformatted_20_Text"><text:s text:c="8"/>int min = INFINITY+1;</text:p>
      <text:p text:style-name="Preformatted_20_Text"><text:s text:c="8"/>for(int j = 0; j &lt; nodecount; j++) {</text:p>
      <text:p text:style-name="Preformatted_20_Text"><text:s text:c="12"/>if(!graph[j].isDead &amp;&amp; graph[j].distance &lt; min) {</text:p>
      <text:p text:style-name="Preformatted_20_Text"><text:s text:c="16"/>next = j;</text:p>
      <text:p text:style-name="Preformatted_20_Text"><text:s text:c="16"/>min = graph[j].distance;</text:p>
      <text:p text:style-name="Preformatted_20_Text"><text:s text:c="12"/>}</text:p>
      <text:p text:style-name="Preformatted_20_Text"><text:s text:c="8"/>}</text:p>
      <text:p text:style-name="Preformatted_20_Text"><text:s text:c="8"/>for(int j = 0; j &lt; graph[next].numconnect; j++) {</text:p>
      <text:p text:style-name="Preformatted_20_Text"><text:s text:c="12"/>if(graph[graph[next].connections[j].dest].distance &gt;</text:p>
      <text:p text:style-name="Preformatted_20_Text"><text:s text:c="15"/>graph[next].distance + graph[next].connections[j].weight)</text:p>
      <text:p text:style-name="Preformatted_20_Text"><text:s text:c="12"/>{</text:p>
      <text:p text:style-name="Preformatted_20_Text"><text:s text:c="16"/>graph[graph[next].connections[j].dest].distance =</text:p>
      <text:p text:style-name="Preformatted_20_Text"><text:s text:c="20"/>graph[next].distance + graph[next].connections[j].weight;</text:p>
      <text:p text:style-name="Preformatted_20_Text"><text:s text:c="12"/>}</text:p>
      <text:p text:style-name="Preformatted_20_Text"><text:s text:c="8"/>}</text:p>
      <text:p text:style-name="Preformatted_20_Text"><text:s text:c="8"/>graph[next].isDead = 1;</text:p>
      <text:p text:style-name="Preformatted_20_Text"><text:s text:c="4"/>}</text:p>
      <text:p text:style-name="Preformatted_20_Text"/>
      <text:p text:style-name="Preformatted_20_Text"><text:tab/>//PINTAR LA SOLUCIÓ</text:p>
      <text:p text:style-name="Preformatted_20_Text"><text:s text:c="4"/>for(int i = 0; i &lt; nodecount; i++) {</text:p>
      <text:p text:style-name="Preformatted_20_Text"><text:s text:c="8"/>printf("The distance between nodes %i and %i is %i",</text:p>
      <text:p text:style-name="Preformatted_20_Text"><text:s text:c="12"/>source, i, graph[i].distance);</text:p>
      <text:p text:style-name="Preformatted_20_Text"><text:s text:c="4"/>}</text:p>
      <text:p text:style-name="P1">}</text:p>
      <text:p text:style-name="P6"/>
      <text:p text:style-name="P1"/>
      <text:p text:style-name="P6"/>
      <text:p text:style-name="Text_20_body"/>
      <text:h text:style-name="Heading_20_2" text:outline-level="2">ALL-PAIRS</text:h>
      <text:p text:style-name="Text_20_body"/>
      <text:p text:style-name="Text_20_body">Spanning Tree</text:p>
      <text:p text:style-name="Standard"/>
      <text:p text:style-name="Standard"/>
      <text:p text:style-name="Standard"/>
      <text:p text:style-name="Standard"/>
      <text:h text:style-name="P8" text:outline-level="1">Java Collections</text:h>
      <text:p text:style-name="Text_20_body"/>
      <text:p text:style-name="P9"><text:span text:style-name="Strong_20_Emphasis">General-purpose Implementations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>
          <table:table-cell table:style-name="Taula1.A1" office:value-type="string">
            <text:p text:style-name="Table_20_Heading">Interfaces</text:p>
          </table:table-cell>
          <table:table-cell table:style-name="Taula1.B1" table:number-columns-spanned="5" office:value-type="string">
            <text:p text:style-name="Table_20_Heading">Implementa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office:value-type="string">
            <text:p text:style-name="Table_20_Contents"> </text:p>
          </table:table-cell>
          <table:table-cell table:style-name="Taula1.B2" office:value-type="string">
            <text:p text:style-name="P10">Hash table</text:p>
          </table:table-cell>
          <table:table-cell table:style-name="Taula1.B2" office:value-type="string">
            <text:p text:style-name="P10">Resizable array</text:p>
          </table:table-cell>
          <table:table-cell table:style-name="Taula1.B2" office:value-type="string">
            <text:p text:style-name="P10">Tree</text:p>
          </table:table-cell>
          <table:table-cell table:style-name="Taula1.B2" office:value-type="string">
            <text:p text:style-name="P10">Linked list</text:p>
          </table:table-cell>
          <table:table-cell table:style-name="Taula1.F2" office:value-type="string">
            <text:p text:style-name="P10">Hash table + Linked list</text:p>
          </table:table-cell>
        </table:table-row>
        <table:table-row>
          <table:table-cell table:style-name="Taula1.A2" office:value-type="string">
            <text:p text:style-name="Table_20_Contents"><text:span text:style-name="Source_20_Text">Set</text:span></text:p>
          </table:table-cell>
          <table:table-cell table:style-name="Taula1.B2" office:value-type="string">
            <text:p text:style-name="Table_20_Contents"><text:span text:style-name="Source_20_Text">HashSet</text:span></text:p>
          </table:table-cell>
          <table:table-cell table:style-name="Taula1.B2" office:value-type="string">
            <text:p text:style-name="Table_20_Contents"> </text:p>
          </table:table-cell>
          <table:table-cell table:style-name="Taula1.B2" office:value-type="string">
            <text:p text:style-name="Table_20_Contents"><text:span text:style-name="Source_20_Text">TreeSet</text:span></text:p>
          </table:table-cell>
          <table:table-cell table:style-name="Taula1.B2" office:value-type="string">
            <text:p text:style-name="Table_20_Contents"> </text:p>
          </table:table-cell>
          <table:table-cell table:style-name="Taula1.F2" office:value-type="string">
            <text:p text:style-name="Table_20_Contents"><text:span text:style-name="Source_20_Text">LinkedHashSet</text:span></text:p>
          </table:table-cell>
        </table:table-row>
        <table:table-row>
          <table:table-cell table:style-name="Taula1.A2" office:value-type="string">
            <text:p text:style-name="Table_20_Contents"><text:span text:style-name="Source_20_Text">List</text:span></text:p>
          </table:table-cell>
          <table:table-cell table:style-name="Taula1.B2" office:value-type="string">
            <text:p text:style-name="Table_20_Contents"> </text:p>
          </table:table-cell>
          <table:table-cell table:style-name="Taula1.B2" office:value-type="string">
            <text:p text:style-name="Table_20_Contents"><text:span text:style-name="Source_20_Text">ArrayList</text:span></text:p>
          </table:table-cell>
          <table:table-cell table:style-name="Taula1.B2" office:value-type="string">
            <text:p text:style-name="Table_20_Contents"> </text:p>
          </table:table-cell>
          <table:table-cell table:style-name="Taula1.B2" office:value-type="string">
            <text:p text:style-name="Table_20_Contents"><text:span text:style-name="Source_20_Text">LinkedList</text:span></text:p>
          </table:table-cell>
          <table:table-cell table:style-name="Taula1.F2" office:value-type="string">
            <text:p text:style-name="Table_20_Contents"> </text:p>
          </table:table-cell>
        </table:table-row>
        <table:table-row>
          <table:table-cell table:style-name="Taula1.A2" office:value-type="string">
            <text:p text:style-name="Table_20_Contents"><text:span text:style-name="Source_20_Text">Queue</text:span></text:p>
          </table:table-cell>
          <table:table-cell table:style-name="Taula1.B2" office:value-type="string">
            <text:p text:style-name="Table_20_Contents"> </text:p>
          </table:table-cell>
          <table:table-cell table:style-name="Taula1.B2" office:value-type="string">
            <text:p text:style-name="Table_20_Contents"> </text:p>
          </table:table-cell>
          <table:table-cell table:style-name="Taula1.B2" office:value-type="string">
            <text:p text:style-name="Table_20_Contents"> </text:p>
          </table:table-cell>
          <table:table-cell table:style-name="Taula1.B2" office:value-type="string">
            <text:p text:style-name="Table_20_Contents"> </text:p>
          </table:table-cell>
          <table:table-cell table:style-name="Taula1.F2" office:value-type="string">
            <text:p text:style-name="Table_20_Contents"> </text:p>
          </table:table-cell>
        </table:table-row>
        <table:table-row>
          <table:table-cell table:style-name="Taula1.A6" office:value-type="string">
            <text:p text:style-name="Table_20_Contents"><text:span text:style-name="Source_20_Text">Map</text:span></text:p>
          </table:table-cell>
          <table:table-cell table:style-name="Taula1.B6" office:value-type="string">
            <text:p text:style-name="Table_20_Contents"><text:span text:style-name="Source_20_Text">HashMap</text:span></text:p>
          </table:table-cell>
          <table:table-cell table:style-name="Taula1.B6" office:value-type="string">
            <text:p text:style-name="Table_20_Contents"> </text:p>
          </table:table-cell>
          <table:table-cell table:style-name="Taula1.B6" office:value-type="string">
            <text:p text:style-name="Table_20_Contents"><text:span text:style-name="Source_20_Text">TreeMap</text:span></text:p>
          </table:table-cell>
          <table:table-cell table:style-name="Taula1.B6" office:value-type="string">
            <text:p text:style-name="Table_20_Contents"> </text:p>
          </table:table-cell>
          <table:table-cell table:style-name="Taula1.F6" office:value-type="string">
            <text:p text:style-name="Table_20_Contents"><text:span text:style-name="Source_20_Text">LinkedHashMap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Arial1" style:font-size-asian="12pt" style:language-asian="none" style:country-asian="none" style:font-name-complex="Aria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7T18:29:15</meta:creation-date>
    <dc:date>2006-05-17T20:40:19</dc:date>
    <dc:language>ca-ES</dc:language>
    <meta:editing-cycles>23</meta:editing-cycles>
    <meta:editing-duration>PT2H11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37" meta:word-count="539" meta:character-count="3607"/>
  </office:meta>
</office:document-meta>
</file>